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kaoPGothic" svg:font-family="TakaoPGothic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  <style:font-face style:name="sans-serif" svg:font-family="sans-serif" style:font-family-generic="system"/>
  </office:font-face-decls>
  <office:automatic-styles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Normale">
      <style:paragraph-properties fo:text-align="center" style:justify-single-word="false"/>
      <style:text-properties officeooo:paragraph-rsid="001f2dbc"/>
    </style:style>
    <style:style style:name="P3" style:family="paragraph" style:parent-style-name="Intestazione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4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5" style:family="paragraph" style:parent-style-name="Intestazione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fo:font-variant="normal" fo:text-transform="none" fo:color="#222222" loext:opacity="100%" style:font-name="Verdana" fo:font-size="13pt" fo:letter-spacing="normal" fo:language="en" fo:country="US" fo:font-style="normal" fo:font-weight="normal" officeooo:rsid="001f2dbc" officeooo:paragraph-rsid="001f2dbc" style:font-name-asian="MS Mincho" style:font-size-asian="13pt" style:language-asian="zh" style:country-asian="CN" style:font-name-complex="Calibri" style:font-size-complex="13pt"/>
    </style:style>
    <style:style style:name="P7" style:family="paragraph" style:parent-style-name="Normale">
      <style:paragraph-properties fo:margin-top="0cm" fo:margin-bottom="0cm" style:contextual-spacing="false" fo:line-height="115%" fo:text-align="justify" style:justify-single-word="false">
        <style:tab-stops>
          <style:tab-stop style:position="0.981cm"/>
        </style:tab-stops>
      </style:paragraph-properties>
      <style:text-properties fo:font-variant="normal" fo:text-transform="none" fo:color="#222222" loext:opacity="100%" style:font-name="Verdana" fo:font-size="13pt" fo:letter-spacing="normal" fo:font-style="normal" fo:font-weight="normal" officeooo:paragraph-rsid="001f2dbc" style:font-size-asian="13pt" style:font-size-complex="13pt"/>
    </style:style>
    <style:style style:name="P8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style:font-name="Verdana"/>
    </style:style>
    <style:style style:name="P9" style:family="paragraph" style:parent-style-name="Normale">
      <style:paragraph-properties fo:line-height="115%" fo:text-align="center" style:justify-single-word="false"/>
      <style:text-properties style:use-window-font-color="true" loext:opacity="0%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10" style:family="paragraph" style:parent-style-name="Corpo_20_testo">
      <style:paragraph-properties fo:line-height="115%" fo:text-align="center" style:justify-single-word="false"/>
      <style:text-properties officeooo:paragraph-rsid="00129db5"/>
    </style:style>
    <style:style style:name="P11" style:family="paragraph" style:parent-style-name="Corpo_20_testo">
      <style:paragraph-properties fo:line-height="115%" fo:text-align="center" style:justify-single-word="false"/>
      <style:text-properties officeooo:paragraph-rsid="001f2dbc"/>
    </style:style>
    <style:style style:name="P12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officeooo:paragraph-rsid="001f2dbc"/>
    </style:style>
    <style:style style:name="P13" style:family="paragraph" style:parent-style-name="Normale">
      <style:paragraph-properties fo:margin-top="0cm" fo:margin-bottom="0cm" style:contextual-spacing="false" fo:line-height="115%" fo:text-align="justify" style:justify-single-word="false">
        <style:tab-stops>
          <style:tab-stop style:position="0.981cm"/>
        </style:tab-stops>
      </style:paragraph-properties>
      <style:text-properties officeooo:paragraph-rsid="001f2dbc"/>
    </style:style>
    <style:style style:name="P14" style:family="paragraph" style:parent-style-name="Normale" style:master-page-name="MP0">
      <style:paragraph-properties fo:line-height="115%" fo:text-align="center" style:justify-single-word="false" style:page-number="auto" fo:break-before="page"/>
      <style:text-properties fo:color="#1f497d" loext:opacity="100%" style:font-name="Verdana" fo:font-size="16pt" fo:language="en" fo:country="US" fo:font-weight="bold" officeooo:rsid="00233c4c" officeooo:paragraph-rsid="00233c4c" style:font-name-asian="MS Mincho" style:font-size-asian="16pt" style:language-asian="zh" style:country-asian="CN" style:font-weight-asian="bold" style:font-name-complex="Calibri" style:font-size-complex="16pt" style:font-weight-complex="bold"/>
    </style:style>
    <style:style style:name="P15" style:family="paragraph" style:parent-style-name="Normale">
      <style:paragraph-properties fo:line-height="115%" fo:text-align="justify" style:justify-single-word="false">
        <style:tab-stops>
          <style:tab-stop style:position="0.981cm"/>
        </style:tab-stops>
      </style:paragraph-properties>
      <style:text-properties fo:color="#0066cc" loext:opacity="100%" style:font-name="Verdana" fo:font-size="10pt" fo:language="en" fo:country="US" fo:font-weight="bold" officeooo:rsid="0018d569" officeooo:paragraph-rsid="001f2dbc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P16" style:family="paragraph" style:parent-style-name="Titolo_20_1">
      <style:paragraph-properties fo:margin-top="0.212cm" fo:margin-bottom="0cm" style:contextual-spacing="false" fo:line-height="107%" fo:text-align="center" style:justify-single-word="false"/>
      <style:text-properties officeooo:paragraph-rsid="001f2dbc"/>
    </style:style>
    <style:style style:name="T1" style:family="text">
      <style:text-properties fo:color="#17365d" loext:opacity="100%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loext:opacity="100%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T3" style:family="text">
      <style:text-properties fo:color="#0066cc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cc" loext:opacity="100%" fo:font-size="10pt" fo:font-weight="bold" officeooo:rsid="00233c4c" style:font-size-asian="10pt" style:font-weight-asian="bold" style:font-size-complex="10pt" style:font-weight-complex="bold"/>
    </style:style>
    <style:style style:name="T5" style:family="text">
      <style:text-properties fo:color="#0066cc" loext:opacity="100%" fo:font-size="10pt" style:font-size-asian="10pt" style:font-size-complex="10pt"/>
    </style:style>
    <style:style style:name="T6" style:family="text">
      <style:text-properties fo:color="#0066cc" loext:opacity="100%" fo:font-size="10pt" officeooo:rsid="00233c4c" style:font-size-asian="10pt" style:font-size-complex="10pt"/>
    </style:style>
    <style:style style:name="T7" style:family="text">
      <style:text-properties fo:color="#0066cc" loext:opacity="100%" style:text-position="super 64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66cc" loext:opacity="100%" style:text-position="super 64%" fo:font-size="10pt" style:font-size-asian="10pt" style:font-size-complex="10pt"/>
    </style:style>
    <style:style style:name="T9" style:family="text">
      <style:text-properties fo:color="#0066cc" loext:opacity="100%" style:font-name="Verdana" fo:font-size="16pt" fo:language="en" fo:country="US" fo:font-weight="bold" officeooo:rsid="0018d569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10" style:family="text">
      <style:text-properties fo:color="#0066cc" loext:opacity="100%" style:font-name="Verdana" fo:font-size="16pt" fo:language="en" fo:country="US" fo:font-weight="bold" officeooo:rsid="001f2db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11" style:family="text">
      <style:text-properties fo:color="#0066cc" loext:opacity="100%" style:font-name="Verdana" fo:font-size="16pt" fo:language="en" fo:country="US" fo:font-weight="bold" officeooo:rsid="00233c4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12" style:family="text">
      <style:text-properties style:use-window-font-color="true" loext:opacity="0%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13" style:family="text">
      <style:text-properties style:font-name="Verdana" fo:font-size="10pt" officeooo:rsid="00129db5" style:font-size-asian="10pt" style:font-name-complex="sans-serif" style:font-size-complex="10pt"/>
    </style:style>
    <style:style style:name="T14" style:family="text">
      <style:text-properties style:font-name="Verdana" fo:font-size="10pt" officeooo:rsid="00143afa" style:font-size-asian="10pt" style:font-name-complex="sans-serif" style:font-size-complex="10pt"/>
    </style:style>
    <style:style style:name="T15" style:family="text">
      <style:text-properties style:font-name="Verdana" fo:font-size="10pt" fo:font-weight="bold" officeooo:rsid="001f2dbc" style:font-size-asian="10pt" style:font-weight-asian="bold" style:font-name-complex="sans-serif" style:font-size-complex="10pt" style:font-weight-complex="bold"/>
    </style:style>
    <style:style style:name="T16" style:family="text">
      <style:text-properties style:font-name="Verdana" fo:font-size="10pt" fo:font-weight="bold" officeooo:rsid="00204866" style:font-size-asian="10pt" style:font-weight-asian="bold" style:font-name-complex="sans-serif" style:font-size-complex="10pt" style:font-weight-complex="bold"/>
    </style:style>
    <style:style style:name="T17" style:family="text">
      <style:text-properties style:font-name="Verdana" fo:font-size="10pt" fo:font-weight="normal" officeooo:rsid="001f2dbc" style:font-size-asian="10pt" style:font-weight-asian="normal" style:font-name-complex="sans-serif" style:font-size-complex="10pt" style:font-weight-complex="normal"/>
    </style:style>
    <style:style style:name="T18" style:family="text">
      <style:text-properties style:font-name="Verdana" fo:font-size="10pt" fo:language="en" fo:country="US" fo:font-weight="bold" officeooo:rsid="00233c4c" style:font-name-asian="MS Mincho" style:font-size-asian="10pt" style:language-asian="zh" style:country-asian="CN" style:font-weight-asian="bold" style:font-name-complex="sans-serif" style:font-size-complex="10pt" style:font-weight-complex="bold"/>
    </style:style>
    <style:style style:name="T19" style:family="text">
      <style:text-properties fo:font-variant="normal" fo:text-transform="none" fo:font-size="16pt" fo:letter-spacing="normal" fo:font-style="normal" style:font-size-asian="16pt" style:font-size-complex="16pt"/>
    </style:style>
    <style:style style:name="T20" style:family="text">
      <style:text-properties fo:font-variant="normal" fo:text-transform="none" fo:font-size="16pt" fo:letter-spacing="normal" fo:font-style="normal" officeooo:rsid="001f2dbc" style:font-size-asian="16pt" style:font-size-complex="16pt"/>
    </style:style>
    <style:style style:name="T21" style:family="text">
      <style:text-properties fo:font-variant="normal" fo:text-transform="none" fo:color="#222222" loext:opacity="100%" style:font-name="Verdana" fo:font-size="13pt" fo:letter-spacing="normal" fo:font-style="normal" fo:font-weight="normal" style:font-size-asian="13pt" style:font-size-complex="13pt"/>
    </style:style>
    <style:style style:name="T22" style:family="text">
      <style:text-properties fo:font-variant="normal" fo:text-transform="none" fo:color="#222222" loext:opacity="100%" style:font-name="Verdana" fo:font-size="13pt" fo:letter-spacing="normal" fo:language="en" fo:country="US" fo:font-style="normal" fo:font-weight="normal" officeooo:rsid="00233c4c" style:font-name-asian="MS Mincho" style:font-size-asian="13pt" style:language-asian="zh" style:country-asian="CN" style:font-name-complex="Calibri" style:font-size-complex="13pt"/>
    </style:style>
    <style:style style:name="T23" style:family="text">
      <style:text-properties fo:font-variant="normal" fo:text-transform="none" fo:color="#222222" loext:opacity="100%" style:font-name="Verdana" fo:font-size="13pt" fo:letter-spacing="normal" fo:language="en" fo:country="US" fo:font-style="normal" fo:font-weight="normal" officeooo:rsid="001f2dbc" style:font-name-asian="MS Mincho" style:font-size-asian="13pt" style:language-asian="zh" style:country-asian="CN" style:font-name-complex="Calibri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itle of the Invited Talk</text:p>
      <text:p text:style-name="P9"/>
      <text:p text:style-name="P10"><text:span text:style-name="Car._20_predefinito_20_paragrafo"><text:span text:style-name="T14">Location: </text:span></text:span><text:span text:style-name="Car._20_predefinito_20_paragrafo"><text:span text:style-name="T13">Room </text:span></text:span><text:span text:style-name="Car._20_predefinito_20_paragrafo"><text:span text:style-name="T18">room TDB</text:span></text:span></text:p>
      <text:p text:style-name="P11"><text:span text:style-name="Car._20_predefinito_20_paragrafo"><text:span text:style-name="T17">Scheduled time: </text:span></text:span><text:span text:style-name="Car._20_predefinito_20_paragrafo"><text:span text:style-name="T18">HH</text:span></text:span><text:span text:style-name="Car._20_predefinito_20_paragrafo"><text:span text:style-name="T15">:</text:span></text:span><text:span text:style-name="Car._20_predefinito_20_paragrafo"><text:span text:style-name="T18">MM</text:span></text:span><text:span text:style-name="Car._20_predefinito_20_paragrafo"><text:span text:style-name="T15"> – </text:span></text:span><text:span text:style-name="Car._20_predefinito_20_paragrafo"><text:span text:style-name="T18">HH</text:span></text:span><text:span text:style-name="Car._20_predefinito_20_paragrafo"><text:span text:style-name="T16">:</text:span></text:span><text:span text:style-name="Car._20_predefinito_20_paragrafo"><text:span text:style-name="T18">MM</text:span></text:span></text:p>
      <text:p text:style-name="P8"/>
      <text:p text:style-name="P12"><text:span text:style-name="Car._20_predefinito_20_paragrafo"><text:span text:style-name="T9">S</text:span></text:span><text:span text:style-name="Car._20_predefinito_20_paragrafo"><text:span text:style-name="T10">peaker: </text:span></text:span><text:span text:style-name="Car._20_predefinito_20_paragrafo"><text:span text:style-name="T11">Name Surname</text:span></text:span></text:p>
      <text:p text:style-name="P13"><text:span text:style-name="T22">[bio]</text:span><text:span text:style-name="T21">.</text:span></text:p>
      <text:p text:style-name="P7"/>
      <text:p text:style-name="P15"><text:span text:style-name="Car._20_predefinito_20_paragrafo"><text:span text:style-name="T19">A</text:span></text:span><text:span text:style-name="Car._20_predefinito_20_paragrafo"><text:span text:style-name="T20">bstract</text:span></text:span></text:p>
      <text:p text:style-name="P12"><text:span text:style-name="T22">[abs]</text:span><text:span text:style-name="T23">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kaoPGothic" svg:font-family="TakaoPGothic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  <style:font-face style:name="sans-serif" svg:font-family="sans-serif" style:font-family-generic="system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423cm" fo:margin-bottom="0.106cm" style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212cm" fo:margin-bottom="0.106cm" style:contextual-spacing="false" fo:hyphenation-ladder-count="no-limit" fo:background-color="#548dd4" fo:padding="0cm" fo:border-left="none" fo:border-right="none" fo:border-top="0.99pt solid #000080" fo:border-bottom="none" style:shadow="none" fo:keep-with-next="always"/>
      <style:text-properties fo:color="#ffffff" loext:opacity="100%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Corpo_20_testo" style:default-outline-level="3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e" style:next-style-name="Corpo_20_testo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Corpo_20_testo" style:display-name="Corpo testo" style:family="paragraph" style:parent-style-name="Normale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Corpo_20_test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Normale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List_20_Paragraph1" style:display-name="List Paragraph1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8.658cm" fo:margin-left="0cm" table:align="left"/>
    </style:style>
    <style:style style:name="Table1.A" style:family="table-column">
      <style:table-column-properties style:column-width="2.536cm"/>
    </style:style>
    <style:style style:name="Table1.B" style:family="table-column">
      <style:table-column-properties style:column-width="14.288cm"/>
    </style:style>
    <style:style style:name="Table1.C" style:family="table-column">
      <style:table-column-properties style:column-width="1.83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3" style:family="paragraph" style:parent-style-name="Normale">
      <style:paragraph-properties fo:text-align="center" style:justify-single-word="false"/>
      <style:text-properties officeooo:paragraph-rsid="001f2dbc"/>
    </style:style>
    <style:style style:name="MP4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5" style:family="paragraph" style:parent-style-name="Intestazione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17365d" loext:opacity="100%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loext:opacity="100%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MT3" style:family="text">
      <style:text-properties fo:color="#0066cc" loext:opacity="100%" fo:font-size="10pt" fo:font-weight="bold" style:font-size-asian="10pt" style:font-weight-asian="bold" style:font-size-complex="10pt" style:font-weight-complex="bold"/>
    </style:style>
    <style:style style:name="MT4" style:family="text">
      <style:text-properties style:use-window-font-color="true" loext:opacity="0%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9.505cm" style:num-format="1" style:print-orientation="portrait" fo:margin-top="1.199cm" fo:margin-bottom="1.27cm" fo:margin-left="1.54cm" fo:margin-right="1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341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Car._20_predefinito_20_paragrafo"><text:span text:style-name="MT1">PARMA-DITAM </text:span></text:span><text:span text:style-name="Car._20_predefinito_20_paragrafo"><text:span text:style-name="MT2">Invited Talk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Car._20_predefinito_20_paragrafo"><text:span text:style-name="MT3"/></text:span></text:p>
              <text:p text:style-name="MP4"><text:a xlink:type="simple" xlink:href="https://parma-ditam-workshop.github.io/" text:style-name="Internet_20_link" text:visited-style-name="Visited_20_Internet_20_Link"><text:span text:style-name="MT4">parma-ditam-workshop.github.io</text:span></text:a></text:p>
            </table:table-cell>
            <table:table-cell table:style-name="Table1.A1" office:value-type="string">
              <text:p text:style-name="MP5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  <dc:title/>
    <dc:description/>
    <dc:subject/>
    <meta:initial-creator>Dimitrios Soudris;Alex Bartzas;Giovanni Agosta</meta:initial-creator>
    <meta:creation-date>2019-10-17T13:06:00Z</meta:creation-date>
    <dc:date>2022-12-22T22:58:05.057170254</dc:date>
    <meta:editing-cycles>39</meta:editing-cycles>
    <meta:editing-duration>PT52M16S</meta:editing-duration>
    <meta:document-statistic meta:table-count="1" meta:image-count="0" meta:object-count="0" meta:page-count="1" meta:paragraph-count="9" meta:word-count="23" meta:character-count="172" meta:non-whitespace-character-count="157"/>
    <meta:template xlink:type="simple" xlink:actuate="onRequest" xlink:title="" xlink:href="../../../../../Downloads/parma_ditam_2020_cfp_.odt/Normal.dotm"/>
  </office:meta>
</office:document-meta>
</file>